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FCD5B4"/>
    </style:style>
    <style:style style:name="ce4" style:family="table-cell" style:parent-style-name="Default" style:data-style-name="N0">
      <style:table-cell-properties fo:border="thin solid #000000" fo:background-color="#FFFF99"/>
    </style:style>
    <style:style style:name="ce5" style:family="table-cell" style:parent-style-name="Default" style:data-style-name="N0">
      <style:table-cell-properties fo:border="thin solid #000000" style:vertical-align="middle" fo:background-color="#EBF1D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otation-angle="9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BF1DE" style:rotation-angle="90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EBF1D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DAEEF3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EBF1DE" style:rotation-angle="9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fo:background-color="#D9D9D9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2">
      <style:table-cell-properties fo:border="thin solid #000000" style:vertical-align="automatic" fo:background-color="#CCFFC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middle" fo:background-color="#FCD5B4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244062"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EBF1D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DAEEF3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EBF1D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CD5B4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985cm" style:use-optimal-column-width="true"/>
    </style:style>
    <style:style style:name="co2" style:family="table-column">
      <style:table-column-properties fo:break-before="auto" style:column-width="0.79375cm" style:use-optimal-column-width="true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48.6pt" style:use-optimal-row-height="false" fo:break-before="auto"/>
    </style:style>
    <style:style style:name="ro3" style:family="table-row">
      <style:table-row-properties style:row-height="13.15pt" style:use-optimal-row-height="fals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13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gionai" table:style-name="ta1">
        <table:table-column table:style-name="co1" table:default-cell-style-name="ce1"/>
        <table:table-column table:style-name="co2" table:number-columns-repeated="10" table:default-cell-style-name="ce2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69" table:default-cell-style-name="ce1"/>
        <table:table-row table:style-name="ro1">
          <table:table-cell table:style-name="ce1"/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office:value-type="string" table:number-columns-spanned="12" table:number-rows-spanned="3" table:style-name="ce17">
            <text:p>Keliems regionams priskirtos lentelėje išvardytos valstybės?</text:p>
          </table:table-cell>
          <table:covered-table-cell table:number-columns-repeated="11"/>
          <table:table-cell office:value-type="float" office:value="0" table:style-name="ce3">
            <text:p>0</text:p>
          </table:table-cell>
          <table:table-cell table:style-name="ce4"/>
          <table:table-cell table:number-columns-repeated="16370" table:style-name="ce1"/>
        </table:table-row>
        <table:table-row table:style-name="ro1">
          <table:covered-table-cell/>
          <table:covered-table-cell table:number-columns-repeated="11"/>
          <table:table-cell office:value-type="float" office:value="1" table:style-name="ce3">
            <text:p>1</text:p>
          </table:table-cell>
          <table:table-cell table:style-name="ce4"/>
          <table:table-cell table:number-columns-repeated="16370" table:style-name="ce1"/>
        </table:table-row>
        <table:table-row table:style-name="ro1">
          <table:covered-table-cell/>
          <table:covered-table-cell table:number-columns-repeated="11"/>
          <table:table-cell office:value-type="float" office:value="2" table:style-name="ce3">
            <text:p>2</text:p>
          </table:table-cell>
          <table:table-cell table:style-name="ce4"/>
          <table:table-cell table:number-columns-repeated="16370" table:style-name="ce1"/>
        </table:table-row>
        <table:table-row table:style-name="ro2">
          <table:table-cell office:value-type="string" table:number-columns-spanned="15" table:number-rows-spanned="1" table:style-name="ce18">
            <text:p>Valstybių lentelė</text:p>
          </table:table-cell>
          <table:covered-table-cell table:number-columns-repeated="14"/>
          <table:table-cell table:number-columns-repeated="16369"/>
        </table:table-row>
        <table:table-row table:style-name="ro3">
          <table:table-cell office:value-type="string" table:number-columns-spanned="1" table:number-rows-spanned="2" table:style-name="ce19">
            <text:p>Valstybė</text:p>
          </table:table-cell>
          <table:table-cell table:style-name="ce6"/>
          <table:table-cell table:style-name="ce7"/>
          <table:table-cell office:value-type="string" table:number-columns-spanned="3" table:number-rows-spanned="1" table:style-name="ce20">
            <text:p>Azija</text:p>
          </table:table-cell>
          <table:covered-table-cell table:number-columns-repeated="2"/>
          <table:table-cell office:value-type="string" table:number-columns-spanned="4" table:number-rows-spanned="1" table:style-name="ce21">
            <text:p>Amerika</text:p>
          </table:table-cell>
          <table:covered-table-cell table:number-columns-repeated="3"/>
          <table:table-cell table:style-name="ce6"/>
          <table:table-cell office:value-type="string" table:number-columns-spanned="1" table:number-rows-spanned="2" table:style-name="ce21">
            <text:p>Plotas, km<text:span text:style-name="T1">2</text:span></text:p>
          </table:table-cell>
          <table:table-cell office:value-type="string" table:number-columns-spanned="1" table:number-rows-spanned="2" table:style-name="ce22">
            <text:p>Keliems regionams priskiriama</text:p>
            <text:p>valstybė</text:p>
          </table:table-cell>
          <table:table-cell office:value-type="string" table:number-columns-spanned="1" table:number-rows-spanned="2" table:style-name="ce22">
            <text:p>Amerika</text:p>
          </table:table-cell>
          <table:table-cell office:value-type="string" table:number-columns-spanned="1" table:number-rows-spanned="2" table:style-name="ce22">
            <text:p>Europa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6">
            <text:p>Afrika‎</text:p>
          </table:table-cell>
          <table:table-cell office:value-type="string" table:style-name="ce7">
            <text:p>Australija ir Okeanija‎</text:p>
          </table:table-cell>
          <table:table-cell office:value-type="string" table:style-name="ce9">
            <text:p>Azija</text:p>
          </table:table-cell>
          <table:table-cell office:value-type="string" table:style-name="ce9">
            <text:p>Pietryčių Azija‎</text:p>
          </table:table-cell>
          <table:table-cell office:value-type="string" table:style-name="ce9">
            <text:p>Pietų Azija‎</text:p>
          </table:table-cell>
          <table:table-cell office:value-type="string" table:style-name="ce10">
            <text:p>Centrinė Amerika‎</text:p>
          </table:table-cell>
          <table:table-cell office:value-type="string" table:style-name="ce10">
            <text:p>Karibų jūros regiono šalys‎</text:p>
          </table:table-cell>
          <table:table-cell office:value-type="string" table:style-name="ce10">
            <text:p>Pietų Amerika‎</text:p>
          </table:table-cell>
          <table:table-cell office:value-type="string" table:style-name="ce10">
            <text:p>Šiaurės Amerika‎</text:p>
          </table:table-cell>
          <table:table-cell office:value-type="string" table:style-name="ce6">
            <text:p>Europa</text:p>
          </table:table-cell>
          <table:covered-table-cell/>
          <table:covered-table-cell/>
          <table:covered-table-cell/>
          <table:covered-table-cell/>
          <table:table-cell table:number-columns-repeated="16369" table:style-name="ce2"/>
        </table:table-row>
        <table:table-row table:style-name="ro1">
          <table:table-cell office:value-type="string" table:style-name="ce11">
            <text:p>Afganist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652230" table:style-name="ce13">
            <text:p>65223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i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70273" table:style-name="ce13">
            <text:p>7027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lba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8748" table:style-name="ce13">
            <text:p>2874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lžyr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381741" table:style-name="ce13">
            <text:p>238174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ndor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68" table:style-name="ce13">
            <text:p>46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ngol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46700" table:style-name="ce13">
            <text:p>12467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rgentin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2780400" table:style-name="ce13">
            <text:p>27804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rmėn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office:value-type="float" office:value="29743" table:style-name="ce13">
            <text:p>2974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ustralija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7741220" table:style-name="ce13">
            <text:p>774122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ust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83871" table:style-name="ce13">
            <text:p>8387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Azerbaidž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86600" table:style-name="ce13">
            <text:p>866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ahamos</text:p>
          </table:table-cell>
          <table:table-cell table:number-columns-repeated="10" table:style-name="ce12"/>
          <table:table-cell office:value-type="float" office:value="13943" table:style-name="ce13">
            <text:p>1394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ahrei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760" table:style-name="ce13">
            <text:p>76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altarus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07600" table:style-name="ce13">
            <text:p>2076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angladešas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143998" table:style-name="ce13">
            <text:p>14399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elg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0528" table:style-name="ce13">
            <text:p>3052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elizas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22966" table:style-name="ce13">
            <text:p>22966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enin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2622" table:style-name="ce13">
            <text:p>11262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isau Gvinė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6125" table:style-name="ce13">
            <text:p>3612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olivij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098581" table:style-name="ce13">
            <text:p>109858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osnija ir Hercegovin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51197" table:style-name="ce13">
            <text:p>5119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otsvan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581730" table:style-name="ce13">
            <text:p>58173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razilij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8514877" table:style-name="ce13">
            <text:p>851487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runėju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5765" table:style-name="ce13">
            <text:p>576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ulga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110879" table:style-name="ce13">
            <text:p>110879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urkina Fas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74200" table:style-name="ce13">
            <text:p>2742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urund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7830" table:style-name="ce13">
            <text:p>2783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Butanas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38394" table:style-name="ce13">
            <text:p>3839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Centrinės Afrikos Respublik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622984" table:style-name="ce13">
            <text:p>62298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Čad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84000" table:style-name="ce13">
            <text:p>12840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Ček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78867" table:style-name="ce13">
            <text:p>7886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Čilė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756102" table:style-name="ce13">
            <text:p>75610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Da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2434" table:style-name="ce13">
            <text:p>4243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Dominika</text:p>
          </table:table-cell>
          <table:table-cell table:number-columns-repeated="10" table:style-name="ce12"/>
          <table:table-cell office:value-type="float" office:value="751" table:style-name="ce13">
            <text:p>75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Dominikos Respublika</text:p>
          </table:table-cell>
          <table:table-cell table:number-columns-repeated="10" table:style-name="ce12"/>
          <table:table-cell office:value-type="float" office:value="48670" table:style-name="ce13">
            <text:p>4867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Dramblio Kaulo Krant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22463" table:style-name="ce13">
            <text:p>32246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Džibut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3200" table:style-name="ce13">
            <text:p>232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Egipt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001450" table:style-name="ce13">
            <text:p>100145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Ekvadoras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283561" table:style-name="ce13">
            <text:p>28356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Eritrė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7600" table:style-name="ce13">
            <text:p>1176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Est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5228" table:style-name="ce13">
            <text:p>4522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Etiop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04300" table:style-name="ce13">
            <text:p>11043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Farerų salos</text:p>
          </table:table-cell>
          <table:table-cell table:number-columns-repeated="10" table:style-name="ce12"/>
          <table:table-cell office:value-type="float" office:value="1393" table:style-name="ce13">
            <text:p>139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Fidžis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18274" table:style-name="ce13">
            <text:p>1827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Filipinai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300000" table:style-name="ce13">
            <text:p>3000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Folklando salos</text:p>
          </table:table-cell>
          <table:table-cell table:number-columns-repeated="10" table:style-name="ce12"/>
          <table:table-cell office:value-type="float" office:value="12173" table:style-name="ce13">
            <text:p>1217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Gabon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67667" table:style-name="ce13">
            <text:p>26766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Gajan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214969" table:style-name="ce13">
            <text:p>214969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Gamb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295" table:style-name="ce13">
            <text:p>1129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Gan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38533" table:style-name="ce13">
            <text:p>23853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Graik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131957" table:style-name="ce13">
            <text:p>13195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Grenlandija</text:p>
          </table:table-cell>
          <table:table-cell table:number-columns-repeated="10" table:style-name="ce12"/>
          <table:table-cell office:value-type="float" office:value="2166086" table:style-name="ce13">
            <text:p>2166086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Gruz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office:value-type="float" office:value="69700" table:style-name="ce13">
            <text:p>697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Gvatemala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08889" table:style-name="ce13">
            <text:p>108889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Gvinė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45857" table:style-name="ce13">
            <text:p>24585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Haitis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27750" table:style-name="ce13">
            <text:p>2775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Hondūras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12090" table:style-name="ce13">
            <text:p>11209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Honkongas</text:p>
          </table:table-cell>
          <table:table-cell table:number-columns-repeated="10" table:style-name="ce12"/>
          <table:table-cell office:value-type="float" office:value="1104" table:style-name="ce13">
            <text:p>110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Indija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3287263" table:style-name="ce13">
            <text:p>328726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Indonezija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904569" table:style-name="ce13">
            <text:p>1904569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Irak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438317" table:style-name="ce13">
            <text:p>43831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Ir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648195" table:style-name="ce13">
            <text:p>164819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Island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103000" table:style-name="ce13">
            <text:p>1030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Ispa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505370" table:style-name="ce13">
            <text:p>50537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Ital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01340" table:style-name="ce13">
            <text:p>30134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Izraeli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20770" table:style-name="ce13">
            <text:p>2077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Jamaika</text:p>
          </table:table-cell>
          <table:table-cell table:number-columns-repeated="10" table:style-name="ce12"/>
          <table:table-cell office:value-type="float" office:value="10991" table:style-name="ce13">
            <text:p>1099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Japonija</text:p>
          </table:table-cell>
          <table:table-cell table:number-columns-repeated="10" table:style-name="ce12"/>
          <table:table-cell office:value-type="float" office:value="377915" table:style-name="ce13">
            <text:p>37791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JAV</text:p>
          </table:table-cell>
          <table:table-cell table:number-columns-repeated="8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9826675" table:style-name="ce13">
            <text:p>982667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Jeme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527968" table:style-name="ce13">
            <text:p>52796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Jordan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89342" table:style-name="ce13">
            <text:p>8934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Jungtinė Karalystė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43610" table:style-name="ce13">
            <text:p>24361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Jungtiniai Arabų Emyratai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83600" table:style-name="ce13">
            <text:p>836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Juodkal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13812" table:style-name="ce13">
            <text:p>1381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ambodža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81035" table:style-name="ce13">
            <text:p>18103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amerūn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475440" table:style-name="ce13">
            <text:p>47544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anada</text:p>
          </table:table-cell>
          <table:table-cell table:number-columns-repeated="8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9984670" table:style-name="ce13">
            <text:p>998467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atar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1586" table:style-name="ce13">
            <text:p>11586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azach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2724900" table:style-name="ce13">
            <text:p>27249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en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580367" table:style-name="ce13">
            <text:p>58036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inijos Liaudies Respublik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9596961" table:style-name="ce13">
            <text:p>959696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ipr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9251" table:style-name="ce13">
            <text:p>925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irgiz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99951" table:style-name="ce13">
            <text:p>19995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iribatis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811" table:style-name="ce13">
            <text:p>81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olumbij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138910" table:style-name="ce13">
            <text:p>113891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omorai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235" table:style-name="ce13">
            <text:p>223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ongo Demokratinė Respublik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344858" table:style-name="ce13">
            <text:p>234485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ongo Respublik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42000" table:style-name="ce13">
            <text:p>3420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osta Rika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51100" table:style-name="ce13">
            <text:p>511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roat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56594" table:style-name="ce13">
            <text:p>5659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uba</text:p>
          </table:table-cell>
          <table:table-cell table:number-columns-repeated="10" table:style-name="ce12"/>
          <table:table-cell office:value-type="float" office:value="110860" table:style-name="ce13">
            <text:p>11086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Kuveit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7818" table:style-name="ce13">
            <text:p>1781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Laosas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236800" table:style-name="ce13">
            <text:p>2368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Latv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64589" table:style-name="ce13">
            <text:p>64589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Lenk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12685" table:style-name="ce13">
            <text:p>31268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Lesot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0355" table:style-name="ce13">
            <text:p>3035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Lib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0452" table:style-name="ce13">
            <text:p>1045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Liber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1369" table:style-name="ce13">
            <text:p>111369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Lib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759540" table:style-name="ce13">
            <text:p>175954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Lietuv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65300" table:style-name="ce13">
            <text:p>653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Liuksemburgas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586" table:style-name="ce13">
            <text:p>2586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adagaskar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587041" table:style-name="ce13">
            <text:p>58704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akedo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5713" table:style-name="ce13">
            <text:p>2571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alaizija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329847" table:style-name="ce13">
            <text:p>32984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alav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8484" table:style-name="ce13">
            <text:p>11848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al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40192" table:style-name="ce13">
            <text:p>124019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arok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446550" table:style-name="ce13">
            <text:p>44655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auriciju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040" table:style-name="ce13">
            <text:p>204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auritan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030700" table:style-name="ce13">
            <text:p>10307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eksika</text:p>
          </table:table-cell>
          <table:table-cell table:number-columns-repeated="8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964375" table:style-name="ce13">
            <text:p>196437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ianmaras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676578" table:style-name="ce13">
            <text:p>67657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ikronezijos Federacinės Valstijos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702" table:style-name="ce13">
            <text:p>70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oldav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3851" table:style-name="ce13">
            <text:p>3385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ongol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564116" table:style-name="ce13">
            <text:p>1564116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Mozambik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799380" table:style-name="ce13">
            <text:p>79938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Namib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824292" table:style-name="ce13">
            <text:p>82429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Naujoji Kaledonija</text:p>
          </table:table-cell>
          <table:table-cell table:number-columns-repeated="10" table:style-name="ce12"/>
          <table:table-cell office:value-type="float" office:value="18575" table:style-name="ce13">
            <text:p>1857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Naujoji Zelandija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267710" table:style-name="ce13">
            <text:p>26771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Nepalas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147181" table:style-name="ce13">
            <text:p>14718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Niger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923768" table:style-name="ce13">
            <text:p>92376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Niger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67000" table:style-name="ce13">
            <text:p>12670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Nikaragva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30370" table:style-name="ce13">
            <text:p>13037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Nyderlandai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1543" table:style-name="ce13">
            <text:p>4154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Norveg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23802" table:style-name="ce13">
            <text:p>32380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Om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309500" table:style-name="ce13">
            <text:p>3095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akistanas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796095" table:style-name="ce13">
            <text:p>79609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anama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75420" table:style-name="ce13">
            <text:p>7542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apua Naujoji Gvinėja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462840" table:style-name="ce13">
            <text:p>46284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aragvajus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406752" table:style-name="ce13">
            <text:p>40675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eru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285216" table:style-name="ce13">
            <text:p>1285216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ietų Afrikos Respublik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19090" table:style-name="ce13">
            <text:p>121909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ietų Korė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99720" table:style-name="ce13">
            <text:p>9972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ortugal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92090" table:style-name="ce13">
            <text:p>9209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rancūz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643801" table:style-name="ce13">
            <text:p>64380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rancūzijos Polinezija</text:p>
          </table:table-cell>
          <table:table-cell table:number-columns-repeated="10" table:style-name="ce12"/>
          <table:table-cell office:value-type="float" office:value="4167" table:style-name="ce13">
            <text:p>416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uerto Rikas</text:p>
          </table:table-cell>
          <table:table-cell table:number-columns-repeated="10" table:style-name="ce12"/>
          <table:table-cell office:value-type="float" office:value="13790" table:style-name="ce13">
            <text:p>1379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Pusiaujo Gvinė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8051" table:style-name="ce13">
            <text:p>2805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Rytų Timor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4874" table:style-name="ce13">
            <text:p>1487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Ruand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6338" table:style-name="ce13">
            <text:p>2633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Rumu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38391" table:style-name="ce13">
            <text:p>23839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Rus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office:value-type="float" office:value="17098242" table:style-name="ce13">
            <text:p>1709824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aliamono Salos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28896" table:style-name="ce13">
            <text:p>28896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alvadoras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21041" table:style-name="ce13">
            <text:p>2104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amoa Samoa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2831" table:style-name="ce13">
            <text:p>2831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an Tomė ir Prinsipė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964" table:style-name="ce13">
            <text:p>96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audo Arab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2149690" table:style-name="ce13">
            <text:p>214969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enegal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96722" table:style-name="ce13">
            <text:p>19672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ent Lusija</text:p>
          </table:table-cell>
          <table:table-cell table:number-columns-repeated="10" table:style-name="ce12"/>
          <table:table-cell office:value-type="float" office:value="616" table:style-name="ce13">
            <text:p>616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erb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77474" table:style-name="ce13">
            <text:p>7747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iera Leonė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71740" table:style-name="ce13">
            <text:p>7174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ingapūras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697" table:style-name="ce13">
            <text:p>69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ir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85180" table:style-name="ce13">
            <text:p>18518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lovak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9035" table:style-name="ce13">
            <text:p>4903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lovė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0273" table:style-name="ce13">
            <text:p>20273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omal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637657" table:style-name="ce13">
            <text:p>63765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udan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861484" table:style-name="ce13">
            <text:p>186148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uom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38145" table:style-name="ce13">
            <text:p>33814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urinamas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63820" table:style-name="ce13">
            <text:p>16382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Svaziland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7364" table:style-name="ce13">
            <text:p>17364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Šiaurės Korė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20538" table:style-name="ce13">
            <text:p>12053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Šri Lanka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65610" table:style-name="ce13">
            <text:p>6561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Šved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50295" table:style-name="ce13">
            <text:p>45029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Šveica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1277" table:style-name="ce13">
            <text:p>4127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adžik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43100" table:style-name="ce13">
            <text:p>1431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ailandas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513120" table:style-name="ce13">
            <text:p>51312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aiv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35980" table:style-name="ce13">
            <text:p>3598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anzan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947300" table:style-name="ce13">
            <text:p>9473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og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56785" table:style-name="ce13">
            <text:p>5678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onga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747" table:style-name="ce13">
            <text:p>747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rinidadas ir Tobagas</text:p>
          </table:table-cell>
          <table:table-cell table:number-columns-repeated="10" table:style-name="ce12"/>
          <table:table-cell office:value-type="float" office:value="5128" table:style-name="ce13">
            <text:p>512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unis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63610" table:style-name="ce13">
            <text:p>16361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urk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office:value-type="float" office:value="783562" table:style-name="ce13">
            <text:p>78356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Turkmėn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488100" table:style-name="ce13">
            <text:p>4881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Ugand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41038" table:style-name="ce13">
            <text:p>24103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Ukrain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603550" table:style-name="ce13">
            <text:p>60355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Urugvajus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76215" table:style-name="ce13">
            <text:p>176215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Uzbek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447400" table:style-name="ce13">
            <text:p>4474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Vakarų Krantas</text:p>
          </table:table-cell>
          <table:table-cell table:number-columns-repeated="10" table:style-name="ce12"/>
          <table:table-cell office:value-type="float" office:value="5860" table:style-name="ce13">
            <text:p>586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Vakarų Sachara</text:p>
          </table:table-cell>
          <table:table-cell table:number-columns-repeated="10" table:style-name="ce12"/>
          <table:table-cell office:value-type="float" office:value="266000" table:style-name="ce13">
            <text:p>26600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Vanuatu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12189" table:style-name="ce13">
            <text:p>12189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Venesuel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912050" table:style-name="ce13">
            <text:p>91205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Veng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93028" table:style-name="ce13">
            <text:p>9302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Vietnamas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331210" table:style-name="ce13">
            <text:p>331210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Vokiet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57022" table:style-name="ce13">
            <text:p>357022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Zamb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752618" table:style-name="ce13">
            <text:p>752618</text:p>
          </table:table-cell>
          <table:table-cell table:style-name="ce14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style-name="ce11">
            <text:p>Zimbabvė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90757" table:style-name="ce13">
            <text:p>390757</text:p>
          </table:table-cell>
          <table:table-cell table:style-name="ce14"/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string" table:style-name="ce11">
            <text:p>Žaliasis Kyšuly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4033" table:style-name="ce13">
            <text:p>4033</text:p>
          </table:table-cell>
          <table:table-cell table:style-name="ce14"/>
          <table:table-cell table:number-columns-repeated="2" table:style-name="ce4"/>
          <table:table-cell table:number-columns-repeated="16369" table:style-name="ce1"/>
        </table:table-row>
        <table:table-row table:style-name="ro5">
          <table:table-cell table:style-name="ce1"/>
          <table:table-cell table:number-columns-repeated="10" table:style-name="ce2"/>
          <table:table-cell table:style-name="ce1"/>
          <table:table-cell office:value-type="string" table:style-name="ce15">
            <text:p>Bendras plotas mln. km<text:span text:style-name="T1">2</text:span></text:p>
          </table:table-cell>
          <table:table-cell table:number-columns-repeated="2" table:style-name="ce16"/>
          <table:table-cell table:number-columns-repeated="9" table:style-name="ce15"/>
          <table:table-cell table:number-columns-repeated="16360"/>
        </table:table-row>
        <table:table-row table:number-rows-repeated="1048381" table:style-name="ro6">
          <table:table-cell table:number-columns-repeated="16384"/>
        </table:table-row>
      </table:table>
      <table:table table:name="Afrika" table:style-name="ta1">
        <table:table-column table:style-name="co1" table:default-cell-style-name="ce1"/>
        <table:table-column table:style-name="co2" table:number-columns-repeated="10" table:default-cell-style-name="ce2"/>
        <table:table-column table:style-name="co6" table:default-cell-style-name="ce1"/>
        <table:table-column table:style-name="co5" table:number-columns-repeated="16372" table:default-cell-style-name="ce1"/>
        <table:table-row table:style-name="ro7">
          <table:table-cell office:value-type="string" table:number-columns-spanned="12" table:number-rows-spanned="1" table:style-name="ce18">
            <text:p>Valstybių plotų lentelė</text:p>
          </table:table-cell>
          <table:covered-table-cell table:number-columns-repeated="11"/>
          <table:table-cell table:number-columns-repeated="16372"/>
        </table:table-row>
        <table:table-row table:style-name="ro8">
          <table:table-cell office:value-type="string" table:style-name="ce5">
            <text:p>Valstybė</text:p>
          </table:table-cell>
          <table:table-cell office:value-type="string" table:style-name="ce10">
            <text:p>Afrika‎</text:p>
          </table:table-cell>
          <table:table-cell office:value-type="string" table:style-name="ce10">
            <text:p>Australija ir Okeanija‎</text:p>
          </table:table-cell>
          <table:table-cell office:value-type="string" table:style-name="ce10">
            <text:p>Azija</text:p>
          </table:table-cell>
          <table:table-cell office:value-type="string" table:style-name="ce10">
            <text:p>Pietryčių Azija‎</text:p>
          </table:table-cell>
          <table:table-cell office:value-type="string" table:style-name="ce10">
            <text:p>Pietų Azija‎</text:p>
          </table:table-cell>
          <table:table-cell office:value-type="string" table:style-name="ce10">
            <text:p>Centrinė Amerika‎</text:p>
          </table:table-cell>
          <table:table-cell office:value-type="string" table:style-name="ce10">
            <text:p>Karibų jūros regiono šalys‎</text:p>
          </table:table-cell>
          <table:table-cell office:value-type="string" table:style-name="ce10">
            <text:p>Pietų Amerika‎</text:p>
          </table:table-cell>
          <table:table-cell office:value-type="string" table:style-name="ce10">
            <text:p>Šiaurės Amerika‎</text:p>
          </table:table-cell>
          <table:table-cell office:value-type="string" table:style-name="ce10">
            <text:p>Europa</text:p>
          </table:table-cell>
          <table:table-cell office:value-type="string" table:style-name="ce8">
            <text:p>Plotas, tūkst. km<text:span text:style-name="T1">2</text:span>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1">
            <text:p>Afganist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652" table:style-name="ce13">
            <text:p>65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i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70" table:style-name="ce13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lba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9" table:style-name="ce13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lžyr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382" table:style-name="ce13">
            <text:p>238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ngol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47" table:style-name="ce13">
            <text:p>124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rgentin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2780" table:style-name="ce13">
            <text:p>278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rmėn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office:value-type="float" office:value="30" table:style-name="ce13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ustralija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7741" table:style-name="ce13">
            <text:p>774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ust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84" table:style-name="ce13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zerbaidž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87" table:style-name="ce13">
            <text:p>8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ahamos</text:p>
          </table:table-cell>
          <table:table-cell table:number-columns-repeated="10" table:style-name="ce12"/>
          <table:table-cell office:value-type="float" office:value="14" table:style-name="ce13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altarus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08" table:style-name="ce13">
            <text:p>20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angladešas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144" table:style-name="ce13">
            <text:p>14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elg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1" table:style-name="ce13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elizas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23" table:style-name="ce13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enin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3" table:style-name="ce13">
            <text:p>11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isau Gvinė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6" table:style-name="ce13">
            <text:p>3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olivij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099" table:style-name="ce13">
            <text:p>109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osnija ir Hercegovin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51" table:style-name="ce13">
            <text:p>5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otsvan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582" table:style-name="ce13">
            <text:p>58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razilij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8515" table:style-name="ce13">
            <text:p>851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runėju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ulga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111" table:style-name="ce13">
            <text:p>11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urkina Fas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74" table:style-name="ce13">
            <text:p>27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urund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8" table:style-name="ce13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Butanas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38" table:style-name="ce13">
            <text:p>3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Centrinės Afrikos Respublik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623" table:style-name="ce13">
            <text:p>62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Čad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84" table:style-name="ce13">
            <text:p>128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Ček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79" table:style-name="ce13">
            <text:p>7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Čilė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756" table:style-name="ce13">
            <text:p>75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Da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2" table:style-name="ce13">
            <text:p>4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Dominikos Respublika</text:p>
          </table:table-cell>
          <table:table-cell table:number-columns-repeated="10" table:style-name="ce12"/>
          <table:table-cell office:value-type="float" office:value="49" table:style-name="ce13">
            <text:p>4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Dramblio Kaulo Krant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22" table:style-name="ce13">
            <text:p>32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Džibut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3" table:style-name="ce13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Egipt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001" table:style-name="ce13">
            <text:p>100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Ekvadoras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284" table:style-name="ce13">
            <text:p>28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Eritrė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8" table:style-name="ce13">
            <text:p>11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Est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5" table:style-name="ce13">
            <text:p>4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Etiop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04" table:style-name="ce13">
            <text:p>110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Fidžis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18" table:style-name="ce13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Filipinai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300" table:style-name="ce13">
            <text:p>30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Folklando salos</text:p>
          </table:table-cell>
          <table:table-cell table:number-columns-repeated="10" table:style-name="ce12"/>
          <table:table-cell office:value-type="float" office:value="12" table:style-name="ce13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abon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68" table:style-name="ce13">
            <text:p>26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ajan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215" table:style-name="ce13">
            <text:p>21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amb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" table:style-name="ce13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an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39" table:style-name="ce13">
            <text:p>23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raik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132" table:style-name="ce13">
            <text:p>13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renlandija</text:p>
          </table:table-cell>
          <table:table-cell table:number-columns-repeated="10" table:style-name="ce12"/>
          <table:table-cell office:value-type="float" office:value="2166" table:style-name="ce13">
            <text:p>216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ruz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office:value-type="float" office:value="70" table:style-name="ce13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vatemala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09" table:style-name="ce13">
            <text:p>10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vinė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46" table:style-name="ce13">
            <text:p>24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Haitis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28" table:style-name="ce13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Hondūras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number-columns-repeated="4" table:style-name="ce12"/>
          <table:table-cell office:value-type="float" office:value="112" table:style-name="ce13">
            <text:p>11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Indija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3287" table:style-name="ce13">
            <text:p>328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Indonezija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905" table:style-name="ce13">
            <text:p>190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Irak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438" table:style-name="ce13">
            <text:p>43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Ir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648" table:style-name="ce13">
            <text:p>164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Island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103" table:style-name="ce13">
            <text:p>10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Ispa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505" table:style-name="ce13">
            <text:p>50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Ital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01" table:style-name="ce13">
            <text:p>30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Izraeli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21" table:style-name="ce13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Jamaika</text:p>
          </table:table-cell>
          <table:table-cell table:number-columns-repeated="10" table:style-name="ce12"/>
          <table:table-cell office:value-type="float" office:value="11" table:style-name="ce13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Japonija</text:p>
          </table:table-cell>
          <table:table-cell table:number-columns-repeated="10" table:style-name="ce12"/>
          <table:table-cell office:value-type="float" office:value="378" table:style-name="ce13">
            <text:p>37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JAV</text:p>
          </table:table-cell>
          <table:table-cell table:number-columns-repeated="8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9827" table:style-name="ce13">
            <text:p>982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Jeme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528" table:style-name="ce13">
            <text:p>52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Jordan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89" table:style-name="ce13">
            <text:p>8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Jungtinė Karalystė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44" table:style-name="ce13">
            <text:p>24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Jungtiniai Arabų Emyratai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84" table:style-name="ce13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Juodkal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14" table:style-name="ce13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ambodža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81" table:style-name="ce13">
            <text:p>18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amerūn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475" table:style-name="ce13">
            <text:p>47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anada</text:p>
          </table:table-cell>
          <table:table-cell table:number-columns-repeated="8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9985" table:style-name="ce13">
            <text:p>998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atar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2" table:style-name="ce13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azach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2725" table:style-name="ce13">
            <text:p>272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en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580" table:style-name="ce13">
            <text:p>58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inijos Liaudies Respublik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9597" table:style-name="ce13">
            <text:p>959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ipr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9" table:style-name="ce13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irgiz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200" table:style-name="ce13">
            <text:p>20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olumbij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139" table:style-name="ce13">
            <text:p>113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omorai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ongo Demokratinė Respublik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345" table:style-name="ce13">
            <text:p>234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ongo Respublik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42" table:style-name="ce13">
            <text:p>34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osta Rika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51" table:style-name="ce13">
            <text:p>5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roat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57" table:style-name="ce13">
            <text:p>5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uba</text:p>
          </table:table-cell>
          <table:table-cell table:number-columns-repeated="10" table:style-name="ce12"/>
          <table:table-cell office:value-type="float" office:value="111" table:style-name="ce13">
            <text:p>11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uveit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8" table:style-name="ce13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Laosas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237" table:style-name="ce13">
            <text:p>23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Latv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65" table:style-name="ce13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Lenk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13" table:style-name="ce13">
            <text:p>31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Lesot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0" table:style-name="ce13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Lib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0" table:style-name="ce13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Liber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1" table:style-name="ce13">
            <text:p>11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Lib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760" table:style-name="ce13">
            <text:p>176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Lietuv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65" table:style-name="ce13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Liuksemburgas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dagaskar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587" table:style-name="ce13">
            <text:p>58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kedo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6" table:style-name="ce13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laizija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330" table:style-name="ce13">
            <text:p>33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lav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18" table:style-name="ce13">
            <text:p>11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l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40" table:style-name="ce13">
            <text:p>124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rok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447" table:style-name="ce13">
            <text:p>44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uriciju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" table:style-name="ce13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uritan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031" table:style-name="ce13">
            <text:p>103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eksika</text:p>
          </table:table-cell>
          <table:table-cell table:number-columns-repeated="8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964" table:style-name="ce13">
            <text:p>196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ianmaras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677" table:style-name="ce13">
            <text:p>67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oldav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4" table:style-name="ce13">
            <text:p>3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ongol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564" table:style-name="ce13">
            <text:p>156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ozambik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799" table:style-name="ce13">
            <text:p>79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Namib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824" table:style-name="ce13">
            <text:p>82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Naujoji Kaledonija</text:p>
          </table:table-cell>
          <table:table-cell table:number-columns-repeated="10" table:style-name="ce12"/>
          <table:table-cell office:value-type="float" office:value="19" table:style-name="ce13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Naujoji Zelandija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268" table:style-name="ce13">
            <text:p>26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Nepalas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147" table:style-name="ce13">
            <text:p>14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Niger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924" table:style-name="ce13">
            <text:p>92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Niger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67" table:style-name="ce13">
            <text:p>126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Nikaragva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30" table:style-name="ce13">
            <text:p>13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Nyderlandai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2" table:style-name="ce13">
            <text:p>4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Norveg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24" table:style-name="ce13">
            <text:p>32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Om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310" table:style-name="ce13">
            <text:p>31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akistanas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796" table:style-name="ce13">
            <text:p>79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anama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75" table:style-name="ce13">
            <text:p>7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apua Naujoji Gvinėja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463" table:style-name="ce13">
            <text:p>46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aragvajus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407" table:style-name="ce13">
            <text:p>40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eru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285" table:style-name="ce13">
            <text:p>128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ietų Afrikos Respublik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219" table:style-name="ce13">
            <text:p>121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ietų Korė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00" table:style-name="ce13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ortugal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92" table:style-name="ce13">
            <text:p>9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rancūz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644" table:style-name="ce13">
            <text:p>64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rancūzijos Polinezija</text:p>
          </table:table-cell>
          <table:table-cell table:number-columns-repeated="10" table:style-name="ce12"/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uerto Rikas</text:p>
          </table:table-cell>
          <table:table-cell table:number-columns-repeated="10" table:style-name="ce12"/>
          <table:table-cell office:value-type="float" office:value="14" table:style-name="ce13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usiaujo Gvinė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8" table:style-name="ce13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Rytų Timor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5" table:style-name="ce13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Ruand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6" table:style-name="ce13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Rumu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38" table:style-name="ce13">
            <text:p>23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Rus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office:value-type="float" office:value="17098" table:style-name="ce13">
            <text:p>1709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aliamono Salos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29" table:style-name="ce13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alvadoras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21" table:style-name="ce13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amoa Samoa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3" table:style-name="ce13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audo Arab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2150" table:style-name="ce13">
            <text:p>215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enegal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97" table:style-name="ce13">
            <text:p>19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erb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77" table:style-name="ce13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iera Leonė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72" table:style-name="ce13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ir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85" table:style-name="ce13">
            <text:p>18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lovak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9" table:style-name="ce13">
            <text:p>4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lovėn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20" table:style-name="ce13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omali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638" table:style-name="ce13">
            <text:p>63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udan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861" table:style-name="ce13">
            <text:p>186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uom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38" table:style-name="ce13">
            <text:p>33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urinamas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64" table:style-name="ce13">
            <text:p>16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Svaziland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7" table:style-name="ce13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Šiaurės Korė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21" table:style-name="ce13">
            <text:p>12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Šri Lanka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66" table:style-name="ce13">
            <text:p>6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Šved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50" table:style-name="ce13">
            <text:p>45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Šveica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41" table:style-name="ce13">
            <text:p>4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Tadžik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143" table:style-name="ce13">
            <text:p>14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Tailandas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513" table:style-name="ce13">
            <text:p>51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Taivanas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36" table:style-name="ce13">
            <text:p>3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Tanzan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947" table:style-name="ce13">
            <text:p>94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Tog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57" table:style-name="ce13">
            <text:p>5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Trinidadas ir Tobagas</text:p>
          </table:table-cell>
          <table:table-cell table:number-columns-repeated="10" table:style-name="ce12"/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Tunisa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164" table:style-name="ce13">
            <text:p>16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Turk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1" table:style-name="ce12">
            <text:p>1</text:p>
          </table:table-cell>
          <table:table-cell office:value-type="float" office:value="784" table:style-name="ce13">
            <text:p>78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Turkmėn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488" table:style-name="ce13">
            <text:p>48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Ugand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241" table:style-name="ce13">
            <text:p>24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Ukrain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604" table:style-name="ce13">
            <text:p>60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Urugvajus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76" table:style-name="ce13">
            <text:p>17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Uzbekija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7" table:style-name="ce12"/>
          <table:table-cell office:value-type="float" office:value="447" table:style-name="ce13">
            <text:p>44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Vakarų Krantas</text:p>
          </table:table-cell>
          <table:table-cell table:number-columns-repeated="10" table:style-name="ce12"/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Vakarų Sachara</text:p>
          </table:table-cell>
          <table:table-cell table:number-columns-repeated="10" table:style-name="ce12"/>
          <table:table-cell office:value-type="float" office:value="266" table:style-name="ce13">
            <text:p>266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Vanuatu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8" table:style-name="ce12"/>
          <table:table-cell office:value-type="float" office:value="12" table:style-name="ce13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Venesuela</text:p>
          </table:table-cell>
          <table:table-cell table:number-columns-repeated="7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912" table:style-name="ce13">
            <text:p>91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Vengr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93" table:style-name="ce13">
            <text:p>9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Vietnamas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float" office:value="331" table:style-name="ce13">
            <text:p>33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Vokietija</text:p>
          </table:table-cell>
          <table:table-cell table:number-columns-repeated="9" table:style-name="ce12"/>
          <table:table-cell office:value-type="float" office:value="1" table:style-name="ce12">
            <text:p>1</text:p>
          </table:table-cell>
          <table:table-cell office:value-type="float" office:value="357" table:style-name="ce13">
            <text:p>35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Zambija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753" table:style-name="ce13">
            <text:p>75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Zimbabvė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391" table:style-name="ce13">
            <text:p>39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Žaliasis Kyšulys</text:p>
          </table:table-cell>
          <table:table-cell office:value-type="float" office:value="1" table:style-name="ce12">
            <text:p>1</text:p>
          </table:table-cell>
          <table:table-cell table:number-columns-repeated="9" table:style-name="ce12"/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number-rows-repeated="1048398" table:style-name="ro6">
          <table:table-cell table:number-columns-repeated="16384"/>
        </table:table-row>
      </table:table>
      <table:database-ranges>
        <table:database-range table:target-range-address="Regionai.A7:Regionai.L193" table:contains-header="false">
          <table:sort>
            <table:sort-by table:field-number="0"/>
          </table:sort>
        </table:database-range>
        <table:database-range table:target-range-address="Afrika.A3:Afrika.L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cer</meta:initial-creator>
    <dc:creator>Ugne</dc:creator>
    <meta:creation-date>2013-09-14T01:49:44Z</meta:creation-date>
    <dc:date>2015-03-02T19:49:07Z</dc:date>
  </office:meta>
</office:document-meta>
</file>